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3" style:family="table-cell">
      <style:table-cell-properties fo:padding="0.097cm" fo:border-left="0.002cm solid #000000" fo:border-right="none" fo:border-top="none" fo:border-bottom="0.002cm solid #000000"/>
    </style:style>
    <style:style style:name="Tableau1.B3" style:family="table-cell" style:data-style-name="N37">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5"/>
    <style:style style:name="P7"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d'install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3" office:value-type="string">
            <text:p text:style-name="Table_20_Contents">V1.1</text:p>
          </table:table-cell>
          <table:table-cell table:style-name="Tableau1.B3" office:value-type="date" office:date-value="2013-09-26">
            <text:p text:style-name="Table_20_Contents">26/09/13</text:p>
          </table:table-cell>
          <table:table-cell table:style-name="Tableau1.A3" office:value-type="string">
            <text:p text:style-name="Table_20_Contents">"</text:p>
          </table:table-cell>
          <table:table-cell table:style-name="Tableau1.D3" office:value-type="string">
            <text:p text:style-name="Table_20_Contents">Ajout de la section "prise en main"</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h text:style-name="Heading_20_2" text:outline-level="2">Démarrage en trois étapes.</text:h>
      <text:h text:style-name="Heading_20_3" text:outline-level="3">1. Déploiement (par le webmaster)</text:h>
      <text:list xml:id="list915276937829885887" text:style-name="L1">
        <text:list-item>
          <text:p text:style-name="P3">cloner le dépôt <text:a xlink:type="simple" xlink:href="https://github.com/Numero7/Marmotte.git">https://github.com/Numero7/Marmotte.git</text:a></text:p>
        </text:list-item>
        <text:list-item>
          <text:p text:style-name="P3">donner les droits d'écriture au service web dans les sous-dossiers csv, config, uploads, reports</text:p>
        </text:list-item>
        <text:list-item>
          <text:p text:style-name="P3">créer un fichier vierge nommé .htpasswd à la racine du site avec droits d'écriture pour le service web</text:p>
        </text:list-item>
        <text:list-item>
          <text:p text:style-name="P3">éditer le fichier "config/configDB.inc.exemple.php", y renseigner les bonnes valeurs permettant de se connecter à la base de données et sauver ce fichier sous le nom "config/configDB.inc.php"</text:p>
        </text:list-item>
        <text:list-item>
          <text:p text:style-name="P3">initialiser la base de données à l'aide du script marmotte.sql</text:p>
        </text:list-item>
      </text:list>
      <text:h text:style-name="Heading_20_3" text:outline-level="3">2. Première connexion (par le webmaster)</text:h>
      <text:list xml:id="list816106474933744416" text:style-name="L2">
        <text:list-item>
          <text:p text:style-name="P4">se connecter au site avec le login 'admin' et le mot de passe 'password'</text:p>
        </text:list-item>
        <text:list-item>
          <text:p text:style-name="P4">changer le mot de passe admin (menu admin/utilisateurs)</text:p>
        </text:list-item>
        <text:list-item>
          <text:p text:style-name="P4">créer un compte avec les logins et mot de passe choisi par le secrétaire (menu admin/utilisateurs/crétaion nouveau rapporteur)</text:p>
        </text:list-item>
        <text:list-item>
          <text:p text:style-name="P4">donner au nouveau compte les privilèges de secrétaire (menu admin/utilisateurs/statut des membres) </text:p>
        </text:list-item>
      </text:list>
      <text:h text:style-name="Heading_20_3" text:outline-level="3">3. Configuration initiale (par le secrétaire scientifique)</text:h>
      <text:list xml:id="list8861410931942244163" text:style-name="L3">
        <text:list-item>
          <text:p text:style-name="P5">se connecter au site et cliquer sur Admin</text:p>
        </text:list-item>
        <text:list-item>
          <text:p text:style-name="P5">utiliser le menu "utilisateurs/création nouveau rapporteur" pour ajouter à la base les membres de la section</text:p>
        </text:list-item>
        <text:list-item>
          <text:p text:style-name="P5">donner au président les privilèges de président et au membres du bureau les privilèges de membres du bureau (menu admin/utilisateurs/statut des membres) </text:p>
        </text:list-item>
        <text:list-item>
          <text:p text:style-name="P5">configurer les infos propores à la section (menu admin/configurations)</text:p>
        </text:list-item>
      </text:list>
      <text:p text:style-name="Standard"><text:soft-page-break/></text:p>
      <text:p text:style-name="Standard"/>
      <text:h text:style-name="Heading_20_2" text:outline-level="2">Prise en main</text:h>
      <text:p text:style-name="Standard"/>
      <text:p text:style-name="Standard"/>
      <text:h text:style-name="Heading_20_3" text:outline-level="3">A propos du "statut" des rapports:</text:h>
      <text:p text:style-name="Text_20_body"/>
      <text:list xml:id="list5296692998682765873" text:style-name="L5">
        <text:list-item>
          <text:p text:style-name="P6">Le statut des rapports sélectionnés peut être modifié par le menu déroulant "Statut" en haut à droite de la page d'accueil.</text:p>
        </text:list-item>
        <text:list-item>
          <text:p text:style-name="P6">Tous les rapports sont visibles par le secrétaire et le président.</text:p>
        </text:list-item>
        <text:list-item>
          <text:p text:style-name="P6">Les membres du bureau peuvent changer les rapporteurs affectés à un rapport.</text:p>
        </text:list-item>
        <text:list-item>
          <text:p text:style-name="P6">Tous les rapports qui n'ont pas le statut "publie" sont editables par le secrétaire et le président.</text:p>
        </text:list-item>
        <text:list-item>
          <text:p text:style-name="P6">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6">Tous les rapports avec le statut "vierge", "prerapport" ou "editable" sont éditables par les rapporteurs, ainsi que le secrétaire et le président.</text:p>
        </text:list-item>
        <text:list-item>
          <text:p text:style-name="P6">Statut "audition": spécifique aux concours, les rapporteurs peuvent éditer les champs correspondant au rapport d'audition.</text:p>
        </text:list-item>
      </text:list>
      <text:p text:style-name="Standard"/>
      <text:p text:style-name="Standard">Proposition d'utilisation:</text:p>
      <text:p text:style-name="Standard"/>
      <text:list xml:id="list965571282727396341" text:style-name="L6">
        <text:list-item>
          <text:p text:style-name="P7"><text:span text:style-name="T1">Entre le bureau et la session:</text:span> utilisr le statut "vierge" ou "prerapport", les prerapports écrits en double aveugle par les rapporteurs.</text:p>
        </text:list-item>
        <text:list-item>
          <text:p text:style-name="P7"><text:span text:style-name="T1">Pendant la session:</text:span> utiliser le mode "rapport". Le secrétaire a la main sur le rapport de la section. Si besoin basculer en mode "editable" pour que les rapporteurs complètent leurs prerapports.</text:p>
        </text:list-item>
        <text:list-item>
          <text:p text:style-name="P7"><text:span text:style-name="T1">Après la session et la relecture/correction par le président:</text:span> basculer en mode "publie" et générer les pdf.</text:p>
        </text:list-item>
      </text:list>
      <text:p text:style-name="Standard"/>
      <text:h text:style-name="Heading_20_3" text:outline-level="3">Importation dans "Marmotte" des liste de rapports du SGCN</text:h>
      <text:p text:style-name="Standard"><text:tab/>Demander à votre ACN des extractions au format csv. Si elle ne connaît pas la procédure, elle doit se rapprocher de Florence Colombo et Laurent Chazaly.</text:p>
      <text:p text:style-name="Standard"/>
      <text:p text:style-name="Standard"><text:tab/>Vous pouvez également créer de nouveaux rapports un par un en cliquant sur les "+" à côté du type de rapport désiré, en haut de la page d'accueil.</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59S</meta:editing-duration>
    <meta:editing-cycles>9</meta:editing-cycles>
    <meta:generator>OpenOffice.org/3.4.1$Win32 OpenOffice.org_project/341m1$Build-9593</meta:generator>
    <dc:date>2013-09-26T10:15:48.71</dc:date>
    <dc:creator>Hugo </dc:creator>
    <meta:document-statistic meta:table-count="1" meta:image-count="0" meta:object-count="0" meta:page-count="2" meta:paragraph-count="52" meta:word-count="621" meta:character-count="4029"/>
    <meta:user-defined meta:name="Info 1"/>
    <meta:user-defined meta:name="Info 2"/>
    <meta:user-defined meta:name="Info 3"/>
    <meta:user-defined meta:name="Info 4"/>
  </office:meta>
</office:document-meta>
</file>